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00%"/>
      <style:text-properties fo:color="#000080"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Standard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paragraph-properties fo:line-height="100%"/>
      <style:text-properties style:font-name="Liberation Serif" fo:font-size="12pt" style:font-size-asian="12pt" style:font-size-complex="12pt"/>
    </style:style>
    <style:style style:name="P4" style:family="paragraph" style:parent-style-name="Standard" style:list-style-name="L1">
      <style:paragraph-properties fo:line-height="100%"/>
      <style:text-properties style:font-name="Liberation Serif" fo:font-size="12pt" fo:language="ru" fo:country="RU" style:font-size-asian="12pt" style:font-size-complex="12pt"/>
    </style:style>
    <style:style style:name="P5" style:family="paragraph" style:parent-style-name="Standard" style:list-style-name="L1">
      <style:paragraph-properties fo:line-height="100%"/>
      <style:text-properties style:font-name="Liberation Serif" fo:font-size="11pt" style:font-size-asian="11pt" style:font-size-complex="11pt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999999" fo:font-weight="bold" style:font-weight-asian="bold" style:font-weight-complex="bold"/>
    </style:style>
    <style:style style:name="T3" style:family="text">
      <style:text-properties fo:color="#ff00ff"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Химические свойства кислот</text:p>
      <text:list xml:id="list2161750852" text:style-name="L1">
        <text:list-item>
          <text:p text:style-name="P1"><draw:frame draw:style-name="fr1" draw:name="Объект3" text:anchor-type="as-char" svg:width="3.046cm" svg:height="0.467cm" draw:z-index="4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text:p text:style-name="P1"><draw:frame draw:style-name="fr2" draw:name="Объект1" text:anchor-type="as-char" svg:y="0cm" svg:width="6.86cm" svg:height="3.30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</text:list-item>
        <text:list-item>
          <text:p text:style-name="P5"><draw:frame draw:style-name="fr1" draw:name="Объект2" text:anchor-type="as-char" svg:width="2.651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p>
          <text:p text:style-name="P3"><draw:frame draw:style-name="fr2" draw:name="Объект35" text:anchor-type="as-char" svg:y="0cm" svg:width="7.749cm" svg:height="3.859cm" draw:z-index="8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4"><draw:frame draw:style-name="fr1" draw:name="Объект4" text:anchor-type="as-char" svg:width="3.369cm" svg:height="0.721cm" draw:z-index="9"><draw:object xlink:href="./Object 10" xlink:type="simple" xlink:show="embed" xlink:actuate="onLoad"/><draw:image xlink:href="./ObjectReplacements/Object 10" xlink:type="simple" xlink:show="embed" xlink:actuate="onLoad"/></draw:frame></text:p>
          <text:p text:style-name="P4"><draw:frame draw:style-name="fr2" draw:name="Объект20" text:anchor-type="as-char" svg:y="0cm" svg:width="5.973cm" svg:height="1.083cm" draw:z-index="0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4"><draw:frame draw:style-name="fr1" draw:name="Объект5" text:anchor-type="as-char" svg:width="3.889cm" svg:height="0.721cm" draw:z-index="10"><draw:object xlink:href="./Object 11" xlink:type="simple" xlink:show="embed" xlink:actuate="onLoad"/><draw:image xlink:href="./ObjectReplacements/Object 11" xlink:type="simple" xlink:show="embed" xlink:actuate="onLoad"/></draw:frame></text:p>
          <text:p text:style-name="P4"><draw:frame draw:style-name="fr2" draw:name="Объект21" text:anchor-type="as-char" svg:y="0cm" svg:width="6.867cm" svg:height="1.083cm" draw:z-index="1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4"><draw:frame draw:style-name="fr1" draw:name="Объект6" text:anchor-type="as-char" svg:width="3.242cm" svg:height="0.467cm" draw:z-index="11"><draw:object xlink:href="./Object 12" xlink:type="simple" xlink:show="embed" xlink:actuate="onLoad"/><draw:image xlink:href="./ObjectReplacements/Object 12" xlink:type="simple" xlink:show="embed" xlink:actuate="onLoad"/></draw:frame></text:p>
          <text:p text:style-name="P4"><draw:frame draw:style-name="fr2" draw:name="Объект22" text:anchor-type="as-char" svg:y="0cm" svg:width="6.595cm" svg:height="1.083cm" draw:z-index="2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4"><draw:frame draw:style-name="fr1" draw:name="Объект7" text:anchor-type="as-char" svg:width="4.597cm" svg:height="0.877cm" draw:z-index="12"><draw:object xlink:href="./Object 13" xlink:type="simple" xlink:show="embed" xlink:actuate="onLoad"/><draw:image xlink:href="./ObjectReplacements/Object 13" xlink:type="simple" xlink:show="embed" xlink:actuate="onLoad"/></draw:frame></text:p>
          <text:p text:style-name="P4"><draw:frame draw:style-name="fr2" draw:name="Объект8" text:anchor-type="as-char" svg:y="0cm" svg:width="6.533cm" svg:height="1.083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</text:list-item>
        <text:list-item>
          <text:p text:style-name="P4"><draw:frame draw:style-name="fr1" draw:name="Объект9" text:anchor-type="as-char" svg:width="4.371cm" svg:height="0.877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text:p text:style-name="P4"><draw:frame draw:style-name="fr2" draw:name="Объект23" text:anchor-type="as-char" svg:y="-0.106cm" svg:width="6.558cm" svg:height="1.083cm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4"><draw:frame draw:style-name="fr1" draw:name="Объект10" text:anchor-type="as-char" svg:width="2.653cm" svg:height="0.467cm" draw:z-index="15"><draw:object xlink:href="./Object 16" xlink:type="simple" xlink:show="embed" xlink:actuate="onLoad"/><draw:image xlink:href="./ObjectReplacements/Object 16" xlink:type="simple" xlink:show="embed" xlink:actuate="onLoad"/></draw:frame></text:p>
          <text:p text:style-name="P4"><draw:frame draw:style-name="fr2" draw:name="Объект24" text:anchor-type="as-char" svg:y="-0.102cm" svg:width="7.438cm" svg:height="1.363cm" draw:z-index="3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4">Индикаторы</text:p>
          <text:p text:style-name="P4">Фенолфталеин — <text:span text:style-name="T2">бесцветный</text:span></text:p>
          <text:p text:style-name="P4">Метилоранж — <text:span text:style-name="T3">розовый</text:span></text:p>
          <text:p text:style-name="P4">Лакмус — <text:span text:style-name="T1">красный</text:span></text:p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8cm" fo:margin-bottom="2cm" fo:margin-left="0.529cm" fo:margin-right="0.7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21:44:07.44</meta:creation-date>
    <dc:date>2018-12-18T20:11:44.701287650</dc:date>
    <meta:editing-duration>P7DT3H38M43S</meta:editing-duration>
    <meta:editing-cycles>9</meta:editing-cycles>
    <meta:generator>LibreOffice/6.0.6.2$Linux_X86_64 LibreOffice_project/00m0$Build-2</meta:generator>
    <meta:print-date>2017-02-20T19:54:48.56</meta:print-date>
    <meta:document-statistic meta:table-count="0" meta:image-count="0" meta:object-count="16" meta:page-count="1" meta:paragraph-count="21" meta:word-count="19" meta:character-count="115" meta:non-whitespace-character-count="107"/>
  </office:meta>
</office:document-meta>
</file>

<file path=Object 1/content.xml><?xml version="1.0" encoding="utf-8"?>
<math xmlns="http://www.w3.org/1998/Math/MathML">
  <semantics>
    <mtable>
      <mtr>
        <mtd>
          <mrow>
            <msub>
              <mi mathvariant="italic">Na</mi>
              <mn>2</mn>
            </msub>
            <mrow>
              <msub>
                <mi mathvariant="italic">SiO</mi>
                <mn>3</mn>
              </msub>
              <mo stretchy="false">+</mo>
              <mn>2</mn>
            </mrow>
            <mi mathvariant="italic">HCl</mi>
            <mo stretchy="false">→</mo>
            <mn>2</mn>
            <mrow>
              <mi mathvariant="italic">NaCl</mi>
              <mo stretchy="false">+</mo>
              <msub>
                <mi>H</mi>
                <mn>2</mn>
              </msub>
            </mrow>
            <msub>
              <mi mathvariant="italic">SiO</mi>
              <mn>3</mn>
            </msub>
            <mo stretchy="false">↓</mo>
          </mrow>
        </mtd>
      </mtr>
      <mtr>
        <mtd>
          <mrow>
            <msub>
              <mi>K</mi>
              <mn>2</mn>
            </msub>
            <mrow>
              <msub>
                <mi mathvariant="italic">SO</mi>
                <mn>3</mn>
              </msub>
              <mo stretchy="false">+</mo>
              <mn>2</mn>
            </mrow>
            <munder>
              <msub>
                <mi mathvariant="italic">HNO</mi>
                <mn>3</mn>
              </msub>
              <mi>к</mi>
            </munder>
            <mo stretchy="false">→</mo>
            <mn>2</mn>
            <mrow>
              <msub>
                <mi mathvariant="italic">NO</mi>
                <mn>2</mn>
              </msub>
              <mo stretchy="false">+</mo>
              <msub>
                <mi>K</mi>
                <mn>2</mn>
              </msub>
            </mrow>
            <mrow>
              <msub>
                <mi mathvariant="italic">SO</mi>
                <mn>4</mn>
              </msub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 
Na_2 SiO_3 +2 HCl rightarrow 2 NaCl +  H_2 SiO_3 downarrow  newline
K_2 SO_3 + 2{HNO_3}  csub{к} rightarrow 2 NO_2 + K_2 SO_4 +H_2 O</annotation>
  </semantics>
</math>
</file>

<file path=Object 10/content.xml><?xml version="1.0" encoding="utf-8"?>
<math xmlns="http://www.w3.org/1998/Math/MathML">
  <semantics>
    <mrow>
      <mtable>
        <mtr>
          <mtd>
            <mstyle mathsize="9pt">
              <mrow>
                <mi mathvariant="italic">основный</mi>
              </mrow>
            </mstyle>
          </mtd>
        </mtr>
        <mtr>
          <mtd>
            <mstyle mathsize="9pt">
              <mrow>
                <mi mathvariant="italic">оксид</mi>
              </mrow>
            </mstyle>
          </mtd>
        </mtr>
      </mtable>
      <mo stretchy="false">+</mo>
      <mi mathvariant="italic">кислота</mi>
    </mrow>
    <annotation encoding="StarMath 5.0">alignl  {binom size 9 {основный} size 9  {оксид}} + кислота </annotation>
  </semantics>
</math>
</file>

<file path=Object 11/content.xml><?xml version="1.0" encoding="utf-8"?>
<math xmlns="http://www.w3.org/1998/Math/MathML">
  <semantics>
    <mrow>
      <mtable>
        <mtr>
          <mtd>
            <mstyle mathsize="9pt">
              <mrow>
                <mi mathvariant="italic">амфотерный</mi>
              </mrow>
            </mstyle>
          </mtd>
        </mtr>
        <mtr>
          <mtd>
            <mstyle mathsize="9pt">
              <mrow>
                <mi mathvariant="italic">оксид</mi>
              </mrow>
            </mstyle>
          </mtd>
        </mtr>
      </mtable>
      <mo stretchy="false">+</mo>
      <mi mathvariant="italic">кислота</mi>
    </mrow>
    <annotation encoding="StarMath 5.0">alignl  {binom size 9 {амфотерный} size 9  {оксид}} + кислота</annotation>
  </semantics>
</math>
</file>

<file path=Object 12/content.xml><?xml version="1.0" encoding="utf-8"?>
<math xmlns="http://www.w3.org/1998/Math/MathML">
  <semantics>
    <mstyle mathsize="11pt">
      <mrow>
        <mrow>
          <mi mathvariant="italic">Щелочь</mi>
          <mo stretchy="false">+</mo>
          <mi mathvariant="italic">кислота</mi>
        </mrow>
      </mrow>
    </mstyle>
    <annotation encoding="StarMath 5.0">alignl  size 11 {Щелочь + кислота} </annotation>
  </semantics>
</math>
</file>

<file path=Object 13/content.xml><?xml version="1.0" encoding="utf-8"?>
<math xmlns="http://www.w3.org/1998/Math/MathML">
  <semantics>
    <mrow>
      <mstyle mathsize="11pt">
        <mrow>
          <mtable>
            <mtr>
              <mtd>
                <mi mathvariant="italic">Нератворимое</mi>
              </mtd>
            </mtr>
            <mtr>
              <mtd>
                <mi mathvariant="italic">основание</mi>
              </mtd>
            </mtr>
          </mtable>
        </mrow>
      </mstyle>
      <mo stretchy="false">+</mo>
      <mi mathvariant="italic">кислота</mi>
    </mrow>
    <annotation encoding="StarMath 5.0">alignl  size 11 {binom {Нератворимое} {основание}}  + кислота 
</annotation>
  </semantics>
</math>
</file>

<file path=Object 14/content.xml><?xml version="1.0" encoding="utf-8"?>
<math xmlns="http://www.w3.org/1998/Math/MathML">
  <semantics>
    <mtable>
      <mtr>
        <mtd>
          <mrow>
            <mi mathvariant="italic">Mg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i mathvariant="italic">HCl</mi>
            <mo stretchy="false">→</mo>
            <mrow>
              <msub>
                <mi mathvariant="italic">MgCl</mi>
                <mn>2</mn>
              </msub>
              <mo stretchy="false">+</mo>
              <mn>2</mn>
            </mrow>
            <msub>
              <mi>H</mi>
              <mn>2</mn>
            </msub>
            <mi>O</mi>
          </mrow>
        </mtd>
      </mtr>
      <mtr>
        <mtd>
          <mrow>
            <mi mathvariant="italic">Zn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sub>
                <mi>H</mi>
                <mn>2</mn>
              </msub>
            </mrow>
            <msub>
              <mi mathvariant="italic">SO</mi>
              <mn>4</mn>
            </msub>
            <mo stretchy="false">→</mo>
            <mrow>
              <msub>
                <mi mathvariant="italic">ZnSO</mi>
                <mn>4</mn>
              </msub>
              <mo stretchy="false">+</mo>
              <mn>2</mn>
            </mrow>
            <msub>
              <mi>H</mi>
              <mn>2</mn>
            </msub>
            <mi>O</mi>
          </mrow>
        </mtd>
      </mtr>
    </mtable>
    <annotation encoding="StarMath 5.0">Mg(OH)_2 +2 HCl rightarrow MgCl_2 +2 H_2 O newline
Zn (OH)_2 +H_2 SO_4 rightarrow ZnSO_4 + 2 H_2 O</annotation>
  </semantics>
</math>
</file>

<file path=Object 15/content.xml><?xml version="1.0" encoding="utf-8"?>
<math xmlns="http://www.w3.org/1998/Math/MathML">
  <semantics>
    <mrow>
      <mstyle mathsize="11pt">
        <mrow>
          <mtable>
            <mtr>
              <mtd>
                <mi mathvariant="italic">Амфотерный</mi>
              </mtd>
            </mtr>
            <mtr>
              <mtd>
                <mi mathvariant="italic">гидроксид</mi>
              </mtd>
            </mtr>
          </mtable>
        </mrow>
      </mstyle>
      <mo stretchy="false">+</mo>
      <mi mathvariant="italic">кислота</mi>
    </mrow>
    <annotation encoding="StarMath 5.0">alignl  size 11 {binom {Амфотерный} {гидроксид}}  + кислота 
</annotation>
  </semantics>
</math>
</file>

<file path=Object 16/content.xml><?xml version="1.0" encoding="utf-8"?>
<math xmlns="http://www.w3.org/1998/Math/MathML">
  <semantics>
    <mstyle mathsize="11pt">
      <mrow>
        <mrow>
          <mi mathvariant="italic">кислота</mi>
          <mo stretchy="false">+</mo>
          <mi mathvariant="italic">соль</mi>
        </mrow>
      </mrow>
    </mstyle>
    <annotation encoding="StarMath 5.0">alignl  size 11 {кислота + соль}</annotation>
  </semantics>
</math>
</file>

<file path=Object 2/content.xml><?xml version="1.0" encoding="utf-8"?>
<math xmlns="http://www.w3.org/1998/Math/MathML">
  <semantics>
    <mtable>
      <mtr>
        <mtd>
          <mrow>
            <mrow>
              <mi mathvariant="italic">Zn</mi>
              <mo stretchy="false">+</mo>
              <munder>
                <mrow>
                  <msub>
                    <mi>H</mi>
                    <mn>2</mn>
                  </msub>
                  <msub>
                    <mi mathvariant="italic">SO</mi>
                    <mn>4</mn>
                  </msub>
                </mrow>
                <mi>p</mi>
              </munder>
            </mrow>
            <mo stretchy="false">→</mo>
            <mrow>
              <msub>
                <mi mathvariant="italic">ZnSO</mi>
                <mn>4</mn>
              </msub>
              <mo stretchy="false">+</mo>
              <msub>
                <mi>H</mi>
                <mn>2</mn>
              </msub>
            </mrow>
          </mrow>
        </mtd>
      </mtr>
      <mtr>
        <mtd>
          <mrow>
            <mrow>
              <mi mathvariant="italic">Cu</mi>
              <mo stretchy="false">+</mo>
              <mn>2</mn>
            </mrow>
            <munder>
              <mrow>
                <msub>
                  <mi>H</mi>
                  <mn>2</mn>
                </msub>
                <msub>
                  <mi mathvariant="italic">SO</mi>
                  <mn>4</mn>
                </msub>
              </mrow>
              <mi>к</mi>
            </munder>
            <mo stretchy="false">→</mo>
            <mrow>
              <mrow>
                <msub>
                  <mi mathvariant="italic">SO</mi>
                  <mn>2</mn>
                </msub>
                <mo stretchy="false">+</mo>
                <msub>
                  <mi mathvariant="italic">CuSO</mi>
                  <mn>4</mn>
                </msub>
              </mrow>
              <mo stretchy="false">+</mo>
              <mn>2</mn>
            </mrow>
            <msub>
              <mi>H</mi>
              <mn>2</mn>
            </msub>
            <mi>O</mi>
          </mrow>
        </mtd>
      </mtr>
      <mtr>
        <mtd>
          <mrow>
            <mn>3</mn>
            <mrow>
              <mi mathvariant="italic">Co</mi>
              <mo stretchy="false">+</mo>
              <mn>4</mn>
            </mrow>
            <munder>
              <mrow>
                <msub>
                  <mi>H</mi>
                  <mn>2</mn>
                </msub>
                <msub>
                  <mi mathvariant="italic">SO</mi>
                  <mn>4</mn>
                </msub>
              </mrow>
              <mi>к</mi>
            </munder>
            <mo stretchy="false">→</mo>
            <mrow>
              <mi>S</mi>
              <mo stretchy="false">+</mo>
              <mn>3</mn>
            </mrow>
            <mrow>
              <msub>
                <mi mathvariant="italic">CoSO</mi>
                <mn>4</mn>
              </msub>
              <mo stretchy="false">+</mo>
              <mn>4</mn>
            </mrow>
            <msub>
              <mi>H</mi>
              <mn>2</mn>
            </msub>
            <mi>O</mi>
          </mrow>
        </mtd>
      </mtr>
      <mtr>
        <mtd>
          <mrow>
            <mn>4</mn>
            <mrow>
              <mi mathvariant="italic">Na</mi>
              <mo stretchy="false">+</mo>
              <mn>5</mn>
            </mrow>
            <munder>
              <mrow>
                <msub>
                  <mi>H</mi>
                  <mn>2</mn>
                </msub>
                <msub>
                  <mi mathvariant="italic">SO</mi>
                  <mn>4</mn>
                </msub>
              </mrow>
              <mi>к</mi>
            </munder>
            <mo stretchy="false">→</mo>
            <msub>
              <mi>H</mi>
              <mn>2</mn>
            </msub>
            <mrow>
              <mi>S</mi>
              <mo stretchy="false">+</mo>
              <mn>4</mn>
            </mrow>
            <msub>
              <mi mathvariant="italic">Na</mi>
              <mn>2</mn>
            </msub>
            <mrow>
              <msub>
                <mi mathvariant="italic">SO</mi>
                <mn>4</mn>
              </msub>
              <mo stretchy="false">+</mo>
              <mn>4</mn>
            </mrow>
            <msub>
              <mi>H</mi>
              <mn>2</mn>
            </msub>
            <mi>O</mi>
          </mrow>
        </mtd>
      </mtr>
      <mtr>
        <mtd>
          <mrow>
            <mn>2</mn>
            <mrow>
              <mi mathvariant="italic">Na</mi>
              <mo stretchy="false">+</mo>
              <mn>2</mn>
            </mrow>
            <mi mathvariant="italic">HCl</mi>
            <mo stretchy="false">→</mo>
            <mrow>
              <msub>
                <mi>H</mi>
                <mn>2</mn>
              </msub>
              <mo stretchy="false">+</mo>
              <mn>2</mn>
            </mrow>
            <mi mathvariant="italic">NaCl</mi>
          </mrow>
        </mtd>
      </mtr>
    </mtable>
    <annotation encoding="StarMath 5.0">
alignl  Zn + {H_2 SO_4} csub{p}  rightarrow  ZnSO_4 +H_2 newline
alignl  Cu + 2{H_2 SO_4} csub{к} rightarrow  SO_2 + CuSO_4 +2 H_2 O newline
alignl  3 Co + 4{H_2 SO_4} csub{к} rightarrow  S + 3 CoSO_4 +4 H_2 O newline
alignl  4 Na + 5{H_2 SO_4} csub{к} rightarrow  H_2 S + 4 Na_2 SO_4 +4 H_2 O newline
alignl 2 Na +2 HCl rightarrow H_2 +2 NaCl</annotation>
  </semantics>
</math>
</file>

<file path=Object 3/content.xml><?xml version="1.0" encoding="utf-8"?>
<math xmlns="http://www.w3.org/1998/Math/MathML">
  <semantics>
    <mtable>
      <mtr>
        <mtd>
          <mrow>
            <mrow>
              <mrow>
                <msub>
                  <mi>H</mi>
                  <mn>2</mn>
                </msub>
                <msub>
                  <mi mathvariant="italic">SO</mi>
                  <mn>4</mn>
                </msub>
              </mrow>
              <mo stretchy="false">+</mo>
              <msub>
                <mi mathvariant="italic">Na</mi>
                <mn>2</mn>
              </msub>
            </mrow>
            <mi>O</mi>
            <mo stretchy="false">→</mo>
            <msub>
              <mi mathvariant="italic">Na</mi>
              <mn>2</mn>
            </msub>
            <mrow>
              <msub>
                <mi mathvariant="italic">SO</mi>
                <mn>4</mn>
              </msub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i mathvariant="italic">СuO</mi>
              <mo stretchy="false">+</mo>
              <mn>2</mn>
            </mrow>
            <mi mathvariant="italic">HCl</mi>
            <mo stretchy="false">→</mo>
            <mrow>
              <mi mathvariant="italic">CuCl</mi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{H_2 SO_4}   + Na_2 O rightarrow  Na_2 SO_4 + H_2 O newline
alignl   СuO +2 HCl  rightarrow CuCl +H_2 O 
</annotation>
  </semantics>
</math>
</file>

<file path=Object 4/content.xml><?xml version="1.0" encoding="utf-8"?>
<math xmlns="http://www.w3.org/1998/Math/MathML">
  <semantics>
    <mtable>
      <mtr>
        <mtd>
          <mrow>
            <mn>6</mn>
            <mrow>
              <msub>
                <mi mathvariant="italic">HNO</mi>
                <mn>3</mn>
              </msub>
              <mo stretchy="false">+</mo>
              <msub>
                <mi mathvariant="italic">Al</mi>
                <mn>2</mn>
              </msub>
            </mrow>
            <msub>
              <mi>O</mi>
              <mn>3</mn>
            </msub>
            <mo stretchy="false">→</mo>
            <mn>2</mn>
            <mi mathvariant="italic">Al</mi>
            <mrow>
              <msub>
                <mrow>
                  <mo stretchy="false">(</mo>
                  <msub>
                    <mi mathvariant="italic">NO</mi>
                    <mn>3</mn>
                  </msub>
                  <mo stretchy="false">)</mo>
                </mrow>
                <mn>3</mn>
              </msub>
              <mo stretchy="false">+</mo>
              <mn>3</mn>
            </mrow>
            <msub>
              <mi>H</mi>
              <mn>2</mn>
            </msub>
            <mi>O</mi>
          </mrow>
        </mtd>
      </mtr>
      <mtr>
        <mtd>
          <mrow>
            <mrow>
              <mi mathvariant="italic">BeO</mi>
              <mo stretchy="false">+</mo>
              <mn>2</mn>
            </mrow>
            <mi mathvariant="italic">HCl</mi>
            <mo stretchy="false">→</mo>
            <mrow>
              <msub>
                <mi mathvariant="italic">BeCl</mi>
                <mn>2</mn>
              </msub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ignl  6 HNO_3 + Al_2 O_3 rightarrow 2 Al (NO_3)_3 + 3 H_2 O newline
alignl   BeO +2 HCl rightarrow BeCl_2 +H_2 O 
</annotation>
  </semantics>
</math>
</file>

<file path=Object 5/content.xml><?xml version="1.0" encoding="utf-8"?>
<math xmlns="http://www.w3.org/1998/Math/MathML">
  <semantics>
    <mtable>
      <mtr>
        <mtd>
          <mrow>
            <mrow>
              <mi mathvariant="italic">NaOH</mi>
              <mo stretchy="false">+</mo>
              <mi mathvariant="italic">HCl</mi>
            </mrow>
            <mo stretchy="false">→</mo>
            <mrow>
              <mi mathvariant="italic">Na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i mathvariant="italic">Ca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sub>
                <mi>H</mi>
                <mn>2</mn>
              </msub>
            </mrow>
            <msub>
              <mi mathvariant="italic">SO</mi>
              <mn>4</mn>
            </msub>
            <mo stretchy="false">→</mo>
            <mrow>
              <msub>
                <mi mathvariant="italic">CaSO</mi>
                <mn>4</mn>
              </msub>
              <mo stretchy="false">+</mo>
              <mn>2</mn>
            </mrow>
            <msub>
              <mi>H</mi>
              <mn>2</mn>
            </msub>
            <mi>O</mi>
          </mrow>
        </mtd>
      </mtr>
    </mtable>
    <annotation encoding="StarMath 5.0"> 
alignl    NaOH + HCl rightarrow   NaCl + H_2 O newline

alignl Ca(OH)_2 + H_2 SO_4 rightarrow CaSO_4 + 2 H_2 O 


</annotation>
  </semantics>
</math>
</file>

<file path=Object 6/content.xml><?xml version="1.0" encoding="utf-8"?>
<math xmlns="http://www.w3.org/1998/Math/MathML">
  <semantics>
    <mtable>
      <mtr>
        <mtd>
          <mrow>
            <mi mathvariant="italic">Al</mi>
            <mrow>
              <msub>
                <mrow>
                  <mo stretchy="false">(</mo>
                  <mi mathvariant="italic">OH</mi>
                  <mo stretchy="false">)</mo>
                </mrow>
                <mn>3</mn>
              </msub>
              <mo stretchy="false">+</mo>
              <mn>3</mn>
            </mrow>
            <mi mathvariant="italic">HCl</mi>
            <mo stretchy="false">→</mo>
            <mi mathvariant="italic">Al</mi>
            <mrow>
              <msub>
                <mi mathvariant="italic">Cl</mi>
                <mn>3</mn>
              </msub>
              <mo stretchy="false">+</mo>
              <mn>3</mn>
            </mrow>
            <msub>
              <mi>H</mi>
              <mn>2</mn>
            </msub>
            <mi>O</mi>
          </mrow>
        </mtd>
      </mtr>
      <mtr>
        <mtd>
          <mrow>
            <mi mathvariant="italic">Be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sub>
                <mi>H</mi>
                <mn>2</mn>
              </msub>
            </mrow>
            <msub>
              <mi mathvariant="italic">SO</mi>
              <mn>4</mn>
            </msub>
            <mo stretchy="false">→</mo>
            <mrow>
              <msub>
                <mi mathvariant="italic">BeSO</mi>
                <mn>4</mn>
              </msub>
              <mo stretchy="false">+</mo>
              <mn>2</mn>
            </mrow>
            <msub>
              <mi>H</mi>
              <mn>2</mn>
            </msub>
            <mi>O</mi>
          </mrow>
        </mtd>
      </mtr>
    </mtable>
    <annotation encoding="StarMath 5.0">
Al(OH)_3 +3 HCl rightarrow  Al Cl_3 + 3 H_2 O newline
Be (OH)_2 + H_2 SO_4 rightarrow BeSO_4 + 2 H_2 O</annotation>
  </semantics>
</math>
</file>

<file path=Object 7/content.xml><?xml version="1.0" encoding="utf-8"?>
<math xmlns="http://www.w3.org/1998/Math/MathML">
  <semantics>
    <mtable>
      <mtr>
        <mtd>
          <mrow>
            <mn>2</mn>
            <mrow>
              <munder>
                <mrow>
                  <msub>
                    <mi>H</mi>
                    <mn>2</mn>
                  </msub>
                  <msub>
                    <mi mathvariant="italic">SO</mi>
                    <mn>4</mn>
                  </msub>
                </mrow>
                <mi>к</mi>
              </munder>
              <mo stretchy="false">+</mo>
              <mi>C</mi>
            </mrow>
            <mo stretchy="false">→</mo>
            <mrow>
              <msub>
                <mi mathvariant="italic">CO</mi>
                <mn>2</mn>
              </msub>
              <mo stretchy="false">+</mo>
              <mn>2</mn>
            </mrow>
            <msub>
              <mi>H</mi>
              <mn>2</mn>
            </msub>
            <mrow>
              <mi>O</mi>
              <mo stretchy="false">+</mo>
              <mn>2</mn>
            </mrow>
            <msub>
              <mi mathvariant="italic">SO</mi>
              <mn>2</mn>
            </msub>
          </mrow>
        </mtd>
      </mtr>
      <mtr>
        <mtd>
          <mrow>
            <mn>2</mn>
            <mrow>
              <munder>
                <mrow>
                  <msub>
                    <mi>H</mi>
                    <mn>2</mn>
                  </msub>
                  <msub>
                    <mi mathvariant="italic">SO</mi>
                    <mn>4</mn>
                  </msub>
                </mrow>
                <mi>к</mi>
              </munder>
              <mo stretchy="false">+</mo>
              <mn>2</mn>
            </mrow>
            <mi>S</mi>
            <mo stretchy="false">→</mo>
            <mn>2</mn>
            <msub>
              <mi>H</mi>
              <mn>2</mn>
            </msub>
            <mrow>
              <mi>O</mi>
              <mo stretchy="false">+</mo>
              <mn>3</mn>
            </mrow>
            <msub>
              <mi mathvariant="italic">SO</mi>
              <mn>2</mn>
            </msub>
          </mrow>
        </mtd>
      </mtr>
      <mtr>
        <mtd>
          <mrow>
            <mn>5</mn>
            <mrow>
              <munder>
                <msub>
                  <mi mathvariant="italic">HNO</mi>
                  <mn>3</mn>
                </msub>
                <mi>к</mi>
              </munder>
              <mo stretchy="false">+</mo>
              <mi>P</mi>
            </mrow>
            <mo stretchy="false">→</mo>
            <mn>2</mn>
            <msub>
              <mi>H</mi>
              <mn>3</mn>
            </msub>
            <mrow>
              <msub>
                <mi mathvariant="italic">PO</mi>
                <mn>4</mn>
              </msub>
              <mo stretchy="false">+</mo>
              <mn>5</mn>
            </mrow>
            <mrow>
              <msub>
                <mi mathvariant="italic">NO</mi>
                <mn>2</mn>
              </msub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n>5</mn>
            <mrow>
              <munder>
                <msub>
                  <mi mathvariant="italic">HNO</mi>
                  <mn>3</mn>
                </msub>
                <mi>р</mi>
              </munder>
              <mo stretchy="false">+</mo>
              <mn>3</mn>
            </mrow>
            <mi>I</mi>
            <mo stretchy="false">→</mo>
            <mn>2</mn>
            <mrow>
              <msub>
                <mi mathvariant="italic">HIO</mi>
                <mn>3</mn>
              </msub>
              <mo stretchy="false">+</mo>
              <mn>5</mn>
            </mrow>
            <mrow>
              <mi mathvariant="italic">NO</mi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
alignl 2{H_2 SO_4 } csub{к} + C rightarrow CO_2 +2 H_2 O +2 SO_2 newline
alignl  2{H_2 SO_4 } csub{к} + 2 S rightarrow 2 H_2 O +3 SO_2 newline

alignl  5{HNO_3} csub{к} + P rightarrow 2 H_3 PO_4 + 5 NO_2 +H_2 O newline
alignl  5{HNO_3} csub{р} + 3 I rightarrow 2 HIO_3 + 5 NO +H_2 O </annotation>
  </semantics>
</math>
</file>

<file path=Object 8/content.xml><?xml version="1.0" encoding="utf-8"?>
<math xmlns="http://www.w3.org/1998/Math/MathML">
  <semantics>
    <mrow>
      <mi mathvariant="italic">кислота</mi>
      <mo stretchy="false">+</mo>
      <mi mathvariant="italic">Me</mi>
    </mrow>
    <annotation encoding="StarMath 5.0"> кислота +Me </annotation>
  </semantics>
</math>
</file>

<file path=Object 9/content.xml><?xml version="1.0" encoding="utf-8"?>
<math xmlns="http://www.w3.org/1998/Math/MathML">
  <semantics>
    <mrow>
      <mi mathvariant="italic">кислота</mi>
      <mo stretchy="false">+</mo>
      <mi mathvariant="italic">неMe</mi>
    </mrow>
    <annotation encoding="StarMath 5.0"> кислота +неMe </annotation>
  </semantics>
</math>
</file>